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Verdana" svg:font-family="Verdana"/>
    <style:font-face style:name="Verdana2" svg:font-family="Verdana, Verdana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rebuchet MS1" svg:font-family="'Trebuchet MS'" style:font-adornments="Fett" style:font-family-generic="swiss" style:font-pitch="variable"/>
    <style:font-face style:name="Trebuchet MS" svg:font-family="'Trebuchet MS'" style:font-adornments="Standard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</office:font-face-decls>
  <office:automatic-styles>
    <style:style style:name="Tabelle6" style:family="table">
      <style:table-properties style:width="17.013cm" fo:margin-left="-0.016cm" fo:margin-right="0.002cm" table:align="margins"/>
    </style:style>
    <style:style style:name="Tabelle6.A" style:family="table-column">
      <style:table-column-properties style:column-width="4.63cm" style:rel-column-width="17833*"/>
    </style:style>
    <style:style style:name="Tabelle6.B" style:family="table-column">
      <style:table-column-properties style:column-width="1.905cm" style:rel-column-width="7339*"/>
    </style:style>
    <style:style style:name="Tabelle6.C" style:family="table-column">
      <style:table-column-properties style:column-width="2.434cm" style:rel-column-width="9378*"/>
    </style:style>
    <style:style style:name="Tabelle6.D" style:family="table-column">
      <style:table-column-properties style:column-width="2.514cm" style:rel-column-width="9684*"/>
    </style:style>
    <style:style style:name="Tabelle6.E" style:family="table-column">
      <style:table-column-properties style:column-width="5.53cm" style:rel-column-width="21301*"/>
    </style:style>
    <style:style style:name="Tabelle6.A1" style:family="table-cell">
      <style:table-cell-properties fo:padding="0cm" fo:border="none"/>
    </style:style>
    <style:style style:name="Tabelle12" style:family="table">
      <style:table-properties style:width="17.013cm" fo:margin-left="-0.016cm" fo:margin-right="0.002cm" table:align="margins"/>
    </style:style>
    <style:style style:name="Tabelle12.A" style:family="table-column">
      <style:table-column-properties style:column-width="4.63cm" style:rel-column-width="17833*"/>
    </style:style>
    <style:style style:name="Tabelle12.B" style:family="table-column">
      <style:table-column-properties style:column-width="1.905cm" style:rel-column-width="7339*"/>
    </style:style>
    <style:style style:name="Tabelle12.C" style:family="table-column">
      <style:table-column-properties style:column-width="2.434cm" style:rel-column-width="9378*"/>
    </style:style>
    <style:style style:name="Tabelle12.D" style:family="table-column">
      <style:table-column-properties style:column-width="2.514cm" style:rel-column-width="9684*"/>
    </style:style>
    <style:style style:name="Tabelle12.E" style:family="table-column">
      <style:table-column-properties style:column-width="5.53cm" style:rel-column-width="21301*"/>
    </style:style>
    <style:style style:name="Tabelle12.A1" style:family="table-cell">
      <style:table-cell-properties fo:padding="0cm" fo:border="none"/>
    </style:style>
    <style:style style:name="Tabelle12.2" style:family="table-row">
      <style:table-row-properties style:min-row-height="0.418cm"/>
    </style:style>
    <style:style style:name="Tabelle7" style:family="table">
      <style:table-properties style:width="17.013cm" fo:margin-left="-0.016cm" fo:margin-right="0.002cm" table:align="margins"/>
    </style:style>
    <style:style style:name="Tabelle7.A" style:family="table-column">
      <style:table-column-properties style:column-width="4.63cm" style:rel-column-width="17833*"/>
    </style:style>
    <style:style style:name="Tabelle7.B" style:family="table-column">
      <style:table-column-properties style:column-width="1.905cm" style:rel-column-width="7339*"/>
    </style:style>
    <style:style style:name="Tabelle7.C" style:family="table-column">
      <style:table-column-properties style:column-width="2.434cm" style:rel-column-width="9378*"/>
    </style:style>
    <style:style style:name="Tabelle7.D" style:family="table-column">
      <style:table-column-properties style:column-width="2.514cm" style:rel-column-width="9684*"/>
    </style:style>
    <style:style style:name="Tabelle7.E" style:family="table-column">
      <style:table-column-properties style:column-width="5.53cm" style:rel-column-width="21301*"/>
    </style:style>
    <style:style style:name="Tabelle7.A1" style:family="table-cell">
      <style:table-cell-properties fo:padding="0cm" fo:border="none"/>
    </style:style>
    <style:style style:name="Tabelle8" style:family="table">
      <style:table-properties style:width="17.013cm" fo:margin-left="-0.016cm" fo:margin-right="0.002cm" table:align="margins"/>
    </style:style>
    <style:style style:name="Tabelle8.A" style:family="table-column">
      <style:table-column-properties style:column-width="4.63cm" style:rel-column-width="17833*"/>
    </style:style>
    <style:style style:name="Tabelle8.B" style:family="table-column">
      <style:table-column-properties style:column-width="1.905cm" style:rel-column-width="7339*"/>
    </style:style>
    <style:style style:name="Tabelle8.C" style:family="table-column">
      <style:table-column-properties style:column-width="2.434cm" style:rel-column-width="9378*"/>
    </style:style>
    <style:style style:name="Tabelle8.D" style:family="table-column">
      <style:table-column-properties style:column-width="2.514cm" style:rel-column-width="9684*"/>
    </style:style>
    <style:style style:name="Tabelle8.E" style:family="table-column">
      <style:table-column-properties style:column-width="5.53cm" style:rel-column-width="21301*"/>
    </style:style>
    <style:style style:name="Tabelle8.A1" style:family="table-cell">
      <style:table-cell-properties fo:padding="0cm" fo:border="none"/>
    </style:style>
    <style:style style:name="Tabelle14" style:family="table">
      <style:table-properties style:width="17.013cm" fo:margin-left="-0.016cm" fo:margin-right="0.002cm" table:align="margins"/>
    </style:style>
    <style:style style:name="Tabelle14.A" style:family="table-column">
      <style:table-column-properties style:column-width="4.63cm" style:rel-column-width="17833*"/>
    </style:style>
    <style:style style:name="Tabelle14.B" style:family="table-column">
      <style:table-column-properties style:column-width="1.905cm" style:rel-column-width="7339*"/>
    </style:style>
    <style:style style:name="Tabelle14.C" style:family="table-column">
      <style:table-column-properties style:column-width="2.434cm" style:rel-column-width="9378*"/>
    </style:style>
    <style:style style:name="Tabelle14.D" style:family="table-column">
      <style:table-column-properties style:column-width="2.514cm" style:rel-column-width="9684*"/>
    </style:style>
    <style:style style:name="Tabelle14.E" style:family="table-column">
      <style:table-column-properties style:column-width="5.53cm" style:rel-column-width="21301*"/>
    </style:style>
    <style:style style:name="Tabelle14.A1" style:family="table-cell">
      <style:table-cell-properties fo:padding="0cm" fo:border="none"/>
    </style:style>
    <style:style style:name="P1" style:family="paragraph" style:parent-style-name="Standard">
      <style:paragraph-properties>
        <style:tab-stops>
          <style:tab-stop style:position="4.948cm"/>
          <style:tab-stop style:position="6.429cm"/>
          <style:tab-stop style:position="9.737cm"/>
          <style:tab-stop style:position="11.456cm"/>
        </style:tab-stops>
      </style:paragraph-properties>
      <style:text-properties style:font-name="Verdana3"/>
    </style:style>
    <style:style style:name="P2" style:family="paragraph" style:parent-style-name="Standard">
      <style:paragraph-properties style:shadow="none">
        <style:tab-stops>
          <style:tab-stop style:position="4.948cm"/>
          <style:tab-stop style:position="6.429cm"/>
          <style:tab-stop style:position="9.737cm"/>
          <style:tab-stop style:position="11.456cm"/>
        </style:tab-stops>
      </style:paragraph-properties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paragraph-properties style:shadow="none">
        <style:tab-stops>
          <style:tab-stop style:position="4.948cm"/>
          <style:tab-stop style:position="6.429cm"/>
          <style:tab-stop style:position="9.737cm"/>
          <style:tab-stop style:position="11.456cm"/>
        </style:tab-stops>
      </style:paragraph-properties>
      <style:text-properties style:font-name="Verdana3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>
        <style:tab-stops>
          <style:tab-stop style:position="4.948cm"/>
          <style:tab-stop style:position="6.429cm"/>
          <style:tab-stop style:position="9.737cm"/>
          <style:tab-stop style:position="11.456cm"/>
        </style:tab-stops>
      </style:paragraph-properties>
      <style:text-properties style:font-name="Verdana3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4.948cm"/>
          <style:tab-stop style:position="6.429cm"/>
          <style:tab-stop style:position="9.737cm"/>
          <style:tab-stop style:position="11.456cm"/>
        </style:tab-stops>
      </style:paragraph-properties>
    </style:style>
    <style:style style:name="P6" style:family="paragraph" style:parent-style-name="Standard">
      <style:paragraph-properties style:shadow="none">
        <style:tab-stops>
          <style:tab-stop style:position="4.948cm"/>
          <style:tab-stop style:position="6.429cm"/>
          <style:tab-stop style:position="9.737cm"/>
          <style:tab-stop style:position="11.456cm"/>
        </style:tab-stops>
      </style:paragraph-properties>
    </style:style>
    <style:style style:name="P7" style:family="paragraph" style:parent-style-name="Table_20_Heading">
      <style:paragraph-properties fo:text-align="start" style:justify-single-word="false" style:shadow="none"/>
      <style:text-properties fo:color="#000080" fo:font-size="11pt" fo:font-style="normal" style:font-size-asian="11pt" style:font-style-asian="normal" style:font-size-complex="11pt" style:font-style-complex="normal"/>
    </style:style>
    <style:style style:name="P8" style:family="paragraph" style:parent-style-name="Table_20_Heading">
      <style:paragraph-properties fo:margin-left="0cm" fo:margin-right="0cm" fo:text-align="start" style:justify-single-word="false" fo:text-indent="0cm" style:auto-text-indent="false" style:shadow="none"/>
      <style:text-properties fo:color="#000080" fo:font-size="11pt" fo:font-style="normal" style:font-size-asian="11pt" style:font-style-asian="normal" style:font-size-complex="11pt" style:font-style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3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 style:shadow="non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able_20_Contents">
      <style:paragraph-properties fo:margin-left="0cm" fo:margin-right="0cm" fo:text-align="start" style:justify-single-word="false" fo:text-indent="0cm" style:auto-text-indent="false" style:shadow="non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 style:shadow="none"/>
      <style:text-properties style:font-name="Verdana3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text-properties style:font-name="Verdana3" fo:font-size="11pt" style:font-size-asian="11pt" style:font-size-complex="11pt"/>
    </style:style>
    <style:style style:name="P14" style:family="paragraph" style:parent-style-name="Standard">
      <style:text-properties fo:font-size="11pt" style:font-size-asian="11pt" style:font-size-complex="11pt"/>
    </style:style>
    <style:style style:name="P15" style:family="paragraph" style:parent-style-name="Standard">
      <style:text-properties fo:color="#000000" style:font-name="Verdana2" fo:font-size="22pt" fo:font-weight="bold" style:font-name-asian="Verdana2" style:font-size-asian="22pt" style:font-weight-asian="bold" style:font-name-complex="Verdana2" style:font-size-complex="22pt" style:font-weight-complex="bold"/>
    </style:style>
    <style:style style:name="P16" style:family="paragraph" style:parent-style-name="Default">
      <style:paragraph-properties fo:margin-top="0.201cm" fo:margin-bottom="0cm" fo:text-align="justify" style:justify-single-word="false" style:text-autospace="none"/>
      <style:text-properties fo:color="#000000" style:text-line-through-style="none" style:font-name="Verdana2" fo:font-size="11pt" style:text-underline-style="none" fo:font-weight="bold" style:font-name-asian="Verdana2" style:font-size-asian="11pt" style:font-weight-asian="bold" style:font-name-complex="Verdana2" style:font-size-complex="11pt" style:font-weight-complex="bold"/>
    </style:style>
    <style:style style:name="P17" style:family="paragraph" style:parent-style-name="Default">
      <style:paragraph-properties fo:text-align="justify" style:justify-single-word="false" style:text-autospace="none"/>
      <style:text-properties fo:color="#000000" style:text-line-through-style="none" style:font-name="Verdana2" fo:font-size="11pt" style:text-underline-style="none" fo:font-weight="normal" style:font-name-asian="Verdana2" style:font-size-asian="11pt" style:font-weight-asian="normal" style:font-name-complex="Verdana2" style:font-size-complex="11pt" style:font-weight-complex="normal"/>
    </style:style>
    <style:style style:name="P18" style:family="paragraph" style:parent-style-name="Standard">
      <style:text-properties fo:color="#000080" style:font-name="Verdana3"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>
        <style:tab-stops>
          <style:tab-stop style:position="0.953cm"/>
          <style:tab-stop style:position="3.916cm"/>
          <style:tab-stop style:position="7.091cm"/>
        </style:tab-stops>
      </style:paragraph-properties>
      <style:text-properties fo:color="#000000" style:text-line-through-style="none" style:font-name="Verdana2" fo:font-size="11pt" style:text-underline-style="none" fo:font-weight="bold" style:font-name-asian="Verdana2" style:font-size-asian="11pt" style:font-weight-asian="bold" style:font-name-complex="Verdana2" style:font-size-complex="11pt" style:font-weight-complex="bold"/>
    </style:style>
    <style:style style:name="P20" style:family="paragraph" style:parent-style-name="Default">
      <style:paragraph-properties fo:text-align="justify" style:justify-single-word="false" style:text-autospace="none">
        <style:tab-stops>
          <style:tab-stop style:position="0.953cm"/>
          <style:tab-stop style:position="3.916cm"/>
          <style:tab-stop style:position="7.091cm"/>
        </style:tab-stops>
      </style:paragraph-properties>
      <style:text-properties fo:color="#000000" style:text-line-through-style="none" style:font-name="Verdana2" fo:font-size="11pt" style:text-underline-style="none" fo:font-weight="normal" style:font-name-asian="Verdana2" style:font-size-asian="11pt" style:font-weight-asian="normal" style:font-name-complex="Verdana2" style:font-size-complex="11pt" style:font-weight-complex="normal"/>
    </style:style>
    <style:style style:name="P21" style:family="paragraph" style:parent-style-name="Default">
      <style:paragraph-properties fo:margin-top="0.6cm" fo:margin-bottom="0cm" fo:text-align="justify" style:justify-single-word="false" style:text-autospace="none">
        <style:tab-stops>
          <style:tab-stop style:position="0.953cm"/>
          <style:tab-stop style:position="3.916cm"/>
          <style:tab-stop style:position="7.091cm"/>
        </style:tab-stops>
      </style:paragraph-properties>
      <style:text-properties fo:color="#000000" style:text-line-through-style="none" style:font-name="Verdana2" fo:font-size="11pt" style:text-underline-style="none" fo:font-weight="normal" style:font-name-asian="Verdana2" style:font-size-asian="11pt" style:font-weight-asian="normal" style:font-name-complex="Verdana2" style:font-size-complex="11pt" style:font-weight-complex="normal"/>
    </style:style>
    <style:style style:name="P22" style:family="paragraph" style:parent-style-name="Default">
      <style:paragraph-properties style:text-autospace="none">
        <style:tab-stops>
          <style:tab-stop style:position="0.953cm"/>
          <style:tab-stop style:position="3.916cm"/>
          <style:tab-stop style:position="7.091cm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style:font-name="Verdan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DR<text:tab/>Locations<text:tab/>Weight<text:tab/>Price</text:p>
      <text:p text:style-name="P2">Leather<text:tab/>1*<text:tab/>torso, groin<text:tab/>4<text:tab/>30<text:tab/></text:p>
      <text:p text:style-name="P2"><text:tab/>1*<text:tab/>arms<text:tab/>2<text:tab/>20</text:p>
      <text:p text:style-name="P2"><text:tab/>1*<text:tab/><text:span text:style-name="T1">legs<text:tab/>3<text:tab/>30<text:tab/></text:span></text:p>
      <text:p text:style-name="P3">Hardened Leather<text:tab/>2*<text:tab/>torso, groin<text:tab/>10<text:tab/>70<text:tab/></text:p>
      <text:p text:style-name="P3"><text:tab/>2*<text:tab/>arms<text:tab/>2<text:tab/>50</text:p>
      <text:p text:style-name="P3"><text:tab/>2*<text:tab/>legs<text:tab/>4<text:tab/>60</text:p>
      <text:p text:style-name="P3"/>
      <text:p text:style-name="P3">Banded Leather Mail<text:tab/>3*<text:tab/>torso, groin<text:tab/>15<text:tab/>120<text:tab/></text:p>
      <text:p text:style-name="P3"><text:tab/>3*<text:tab/>arms<text:tab/><text:tab/></text:p>
      <text:p text:style-name="P3"><text:tab/>3*<text:tab/>legs<text:tab/><text:tab/></text:p>
      <text:p text:style-name="P3"/>
      <text:p text:style-name="P3">Brigandine<text:tab/>4*<text:tab/>torso, groin<text:tab/>20<text:tab/>250<text:tab/></text:p>
      <text:p text:style-name="P3"><text:tab/>4*<text:tab/>arms</text:p>
      <text:p text:style-name="P3"><text:tab/>4*<text:tab/>legs</text:p>
      <text:p text:style-name="P3"/>
      <text:p text:style-name="P3">Splint Leather<text:tab/>5<text:tab/>torso, groin<text:tab/>25<text:tab/>290<text:tab/></text:p>
      <text:p text:style-name="P3"><text:tab/>5<text:tab/>arms</text:p>
      <text:p text:style-name="P3"><text:tab/>5<text:tab/>legs</text:p>
      <text:p text:style-name="P2"/>
      <text:p text:style-name="P2">Fine-Mesh Mail<text:tab/>3/2*<text:tab/>torso, groin<text:tab/>12<text:tab/>210<text:tab/></text:p>
      <text:p text:style-name="P2"><text:tab/>3/2*<text:tab/>arms<text:tab/>5<text:tab/>50</text:p>
      <text:p text:style-name="P2"><text:tab/>3/2*<text:tab/><text:span text:style-name="T1">legs</text:span><text:tab/>7<text:tab/>90</text:p>
      <text:p text:style-name="P2"/>
      <text:p text:style-name="P2">Mail<text:tab/>4/2*<text:tab/>torso, groin<text:tab/>16<text:tab/>200<text:tab/></text:p>
      <text:p text:style-name="P2"><text:tab/>4/2*<text:tab/>arms<text:tab/>9<text:tab/>70</text:p>
      <text:p text:style-name="P2"><text:tab/>4/2*<text:tab/><text:span text:style-name="T1">legs</text:span><text:tab/>15<text:tab/>110</text:p>
      <text:p text:style-name="P2"/>
      <text:p text:style-name="P2">Augmented Mail<text:tab/>4/3*<text:tab/>torso, groin<text:tab/>20<text:tab/>250</text:p>
      <text:p text:style-name="P2"><text:tab/>4/3*<text:tab/><text:span text:style-name="T1">arms</text:span></text:p>
      <text:p text:style-name="P2"><text:tab/>4/3*<text:tab/><text:span text:style-name="T1">legs</text:span></text:p>
      <text:p text:style-name="P2"/>
      <text:p text:style-name="P2">Bar Mail<text:tab/>4<text:tab/>torso, groin<text:tab/>24<text:tab/>300<text:tab/></text:p>
      <text:p text:style-name="P2"><text:tab/>4<text:tab/><text:span text:style-name="T1">arms</text:span></text:p>
      <text:p text:style-name="P2"><text:tab/>4<text:tab/><text:span text:style-name="T1">legs</text:span></text:p>
      <text:p text:style-name="P2"/>
      <text:p text:style-name="P2">Lamellar Mail<text:tab/>5<text:tab/>torso, groin<text:tab/>30<text:tab/>370<text:tab/></text:p>
      <text:p text:style-name="P2"><text:tab/>5<text:tab/>arms</text:p>
      <text:p text:style-name="P2"><text:tab/>5<text:tab/><text:span text:style-name="T1">legs</text:span></text:p>
      <text:p text:style-name="P2"/>
      <text:p text:style-name="P2">Splint Mail<text:tab/>6<text:tab/>torso, groin<text:tab/>33<text:tab/>380<text:tab/></text:p>
      <text:p text:style-name="P2"><text:tab/>6<text:tab/><text:span text:style-name="T1">arms</text:span></text:p>
      <text:p text:style-name="P2"><text:tab/>6<text:tab/><text:span text:style-name="T1">legs</text:span></text:p>
      <text:p text:style-name="P3"/>
      <text:p text:style-name="P3">Steel Plate<text:tab/>7F<text:tab/>torso, groin<text:tab/>18<text:tab/>600<text:tab/></text:p>
      <text:p text:style-name="P3"><text:tab/>7<text:tab/>arms<text:tab/>15<text:tab/>1000</text:p>
      <text:p text:style-name="P3"><text:tab/>7<text:tab/>legs<text:tab/>20<text:tab/>1100</text:p>
      <text:p text:style-name="P3"/>
      <text:p text:style-name="P3">Heavy Steel Plate<text:tab/>8F<text:tab/>torso, groin<text:tab/>24<text:tab/>900<text:tab/></text:p>
      <text:p text:style-name="P3"><text:tab/>8<text:tab/>arms<text:tab/>20<text:tab/>1500</text:p>
      <text:p text:style-name="P3"><text:tab/>8<text:tab/>legs<text:tab/>25<text:tab/>1600</text:p>
      <text:p text:style-name="P4"/>
      <text:p text:style-name="P4"/>
      <text:p text:style-name="P4"/>
      <text:p text:style-name="P2"><text:tab/><text:tab/><text:tab/></text:p>
      <text:p text:style-name="P5"/>
      <text:p text:style-name="P6"/>
      <text:h text:style-name="Heading_20_1" text:outline-level="1">Hands Armor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header-rows>
          <table:table-row>
            <table:table-cell table:style-name="Tabelle6.A1" office:value-type="string">
              <text:p text:style-name="P7"/>
            </table:table-cell>
            <table:table-cell table:style-name="Tabelle6.A1" office:value-type="string">
              <text:p text:style-name="P7">DR</text:p>
            </table:table-cell>
            <table:table-cell table:style-name="Tabelle6.A1" office:value-type="string">
              <text:p text:style-name="P8">Weight</text:p>
            </table:table-cell>
            <table:table-cell table:style-name="Tabelle6.A1" office:value-type="string">
              <text:p text:style-name="P7">Price</text:p>
            </table:table-cell>
            <table:table-cell table:style-name="Tabelle6.A1" office:value-type="string">
              <text:p text:style-name="P7">Notes</text:p>
            </table:table-cell>
          </table:table-row>
        </table:table-header-rows>
      </table:table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column table:style-name="Tabelle12.E"/>
        <table:table-row>
          <table:table-cell table:style-name="Tabelle12.A1" office:value-type="string">
            <text:p text:style-name="P9">Gauntlets,leather</text:p>
          </table:table-cell>
          <table:table-cell table:style-name="Tabelle12.A1" office:value-type="string">
            <text:p text:style-name="P10"/>
          </table:table-cell>
          <table:table-cell table:style-name="Tabelle12.A1" office:value-type="string">
            <text:p text:style-name="P11"/>
          </table:table-cell>
          <table:table-cell table:style-name="Tabelle12.A1" office:value-type="string">
            <text:p text:style-name="P10"/>
          </table:table-cell>
          <table:table-cell table:style-name="Tabelle12.A1" office:value-type="string">
            <text:p text:style-name="P10"/>
          </table:table-cell>
        </table:table-row>
        <table:table-row table:style-name="Tabelle12.2">
          <table:table-cell table:style-name="Tabelle12.A1" office:value-type="string">
            <text:p text:style-name="P9">Gauntlets,chain mail</text:p>
          </table:table-cell>
          <table:table-cell table:style-name="Tabelle12.A1" office:value-type="string">
            <text:p text:style-name="P10"/>
          </table:table-cell>
          <table:table-cell table:style-name="Tabelle12.A1" office:value-type="string">
            <text:p text:style-name="P11"/>
          </table:table-cell>
          <table:table-cell table:style-name="Tabelle12.A1" office:value-type="string">
            <text:p text:style-name="P10"/>
          </table:table-cell>
          <table:table-cell table:style-name="Tabelle12.A1" office:value-type="string">
            <text:p text:style-name="P10"/>
          </table:table-cell>
        </table:table-row>
        <table:table-row table:style-name="Tabelle12.2">
          <table:table-cell table:style-name="Tabelle12.A1" office:value-type="string">
            <text:p text:style-name="P12">Gauntlets,plate mail</text:p>
          </table:table-cell>
          <table:table-cell table:style-name="Tabelle12.A1" office:value-type="string">
            <text:p text:style-name="P10"/>
          </table:table-cell>
          <table:table-cell table:style-name="Tabelle12.A1" office:value-type="string">
            <text:p text:style-name="P11"/>
          </table:table-cell>
          <table:table-cell table:style-name="Tabelle12.A1" office:value-type="string">
            <text:p text:style-name="P10"/>
          </table:table-cell>
          <table:table-cell table:style-name="Tabelle12.A1" office:value-type="string">
            <text:p text:style-name="P10"/>
          </table:table-cell>
        </table:table-row>
        <table:table-row table:style-name="Tabelle12.2">
          <table:table-cell table:style-name="Tabelle12.A1" office:value-type="string">
            <text:p text:style-name="P12">Gauntlets,plate,full</text:p>
          </table:table-cell>
          <table:table-cell table:style-name="Tabelle12.A1" office:value-type="string">
            <text:p text:style-name="P10"/>
          </table:table-cell>
          <table:table-cell table:style-name="Tabelle12.A1" office:value-type="string">
            <text:p text:style-name="P11"/>
          </table:table-cell>
          <table:table-cell table:style-name="Tabelle12.A1" office:value-type="string">
            <text:p text:style-name="P10"/>
          </table:table-cell>
          <table:table-cell table:style-name="Tabelle12.A1" office:value-type="string">
            <text:p text:style-name="P10"/>
          </table:table-cell>
        </table:table-row>
      </table:table>
      <text:p text:style-name="P13"/>
      <text:h text:style-name="Heading_20_1" text:outline-level="1">Feets Armor</text:h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header-rows>
          <table:table-row>
            <table:table-cell table:style-name="Tabelle7.A1" office:value-type="string">
              <text:p text:style-name="P7">Armour</text:p>
            </table:table-cell>
            <table:table-cell table:style-name="Tabelle7.A1" office:value-type="string">
              <text:p text:style-name="P7">DR</text:p>
            </table:table-cell>
            <table:table-cell table:style-name="Tabelle7.A1" office:value-type="string">
              <text:p text:style-name="P8">Weight</text:p>
            </table:table-cell>
            <table:table-cell table:style-name="Tabelle7.A1" office:value-type="string">
              <text:p text:style-name="P7">Price</text:p>
            </table:table-cell>
            <table:table-cell table:style-name="Tabelle7.A1" office:value-type="string">
              <text:p text:style-name="P7">Notes</text:p>
            </table:table-cell>
          </table:table-row>
        </table:table-header-rows>
      </table:table>
      <text:p text:style-name="P13"/>
      <text:h text:style-name="Heading_20_1" text:outline-level="1">Head Armor</text:h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header-rows>
          <table:table-row>
            <table:table-cell table:style-name="Tabelle8.A1" office:value-type="string">
              <text:p text:style-name="P7">Armour</text:p>
            </table:table-cell>
            <table:table-cell table:style-name="Tabelle8.A1" office:value-type="string">
              <text:p text:style-name="P7">DR</text:p>
            </table:table-cell>
            <table:table-cell table:style-name="Tabelle8.A1" office:value-type="string">
              <text:p text:style-name="P8">Weight</text:p>
            </table:table-cell>
            <table:table-cell table:style-name="Tabelle8.A1" office:value-type="string">
              <text:p text:style-name="P7">Price</text:p>
            </table:table-cell>
            <table:table-cell table:style-name="Tabelle8.A1" office:value-type="string">
              <text:p text:style-name="P7">Notes</text:p>
            </table:table-cell>
          </table:table-row>
        </table:table-header-rows>
        <table:table-row>
          <table:table-cell table:style-name="Tabelle8.A1" office:value-type="string">
            <text:p text:style-name="P14">Helm, Cap</text:p>
          </table:table-cell>
          <table:table-cell table:style-name="Tabelle8.A1" office:value-type="string">
            <text:p text:style-name="P14"/>
          </table:table-cell>
          <table:table-cell table:style-name="Tabelle8.A1" office:value-type="string">
            <text:p text:style-name="P14"/>
          </table:table-cell>
          <table:table-cell table:style-name="Tabelle8.A1" office:value-type="string">
            <text:p text:style-name="P14"/>
          </table:table-cell>
          <table:table-cell table:style-name="Tabelle8.A1" office:value-type="string">
            <text:p text:style-name="P14"/>
          </table:table-cell>
        </table:table-row>
        <table:table-row>
          <table:table-cell table:style-name="Tabelle8.A1" office:value-type="string">
            <text:p text:style-name="P14">Helm, Coif</text:p>
          </table:table-cell>
          <table:table-cell table:style-name="Tabelle8.A1" office:value-type="string">
            <text:p text:style-name="P14"/>
          </table:table-cell>
          <table:table-cell table:style-name="Tabelle8.A1" office:value-type="string">
            <text:p text:style-name="P14"/>
          </table:table-cell>
          <table:table-cell table:style-name="Tabelle8.A1" office:value-type="string">
            <text:p text:style-name="P14"/>
          </table:table-cell>
          <table:table-cell table:style-name="Tabelle8.A1" office:value-type="string">
            <text:p text:style-name="P14"/>
          </table:table-cell>
        </table:table-row>
        <table:table-row>
          <table:table-cell table:style-name="Tabelle8.A1" office:value-type="string">
            <text:p text:style-name="P14">Helmet, Basinet </text:p>
          </table:table-cell>
          <table:table-cell table:style-name="Tabelle8.A1" office:value-type="string">
            <text:p text:style-name="P14"/>
          </table:table-cell>
          <table:table-cell table:style-name="Tabelle8.A1" office:value-type="string">
            <text:p text:style-name="P14"/>
          </table:table-cell>
          <table:table-cell table:style-name="Tabelle8.A1" office:value-type="string">
            <text:p text:style-name="P14"/>
          </table:table-cell>
          <table:table-cell table:style-name="Tabelle8.A1" office:value-type="string">
            <text:p text:style-name="P14"/>
          </table:table-cell>
        </table:table-row>
        <table:table-row>
          <table:table-cell table:style-name="Tabelle8.A1" office:value-type="string">
            <text:p text:style-name="P14">Helmet, Great </text:p>
          </table:table-cell>
          <table:table-cell table:style-name="Tabelle8.A1" office:value-type="string">
            <text:p text:style-name="P14"/>
          </table:table-cell>
          <table:table-cell table:style-name="Tabelle8.A1" office:value-type="string">
            <text:p text:style-name="P14"/>
          </table:table-cell>
          <table:table-cell table:style-name="Tabelle8.A1" office:value-type="string">
            <text:p text:style-name="P14"/>
          </table:table-cell>
          <table:table-cell table:style-name="Tabelle8.A1" office:value-type="string">
            <text:p text:style-name="P14"/>
          </table:table-cell>
        </table:table-row>
        <table:table-row>
          <table:table-cell table:style-name="Tabelle8.A1" office:value-type="string">
            <text:p text:style-name="P14">Helmet, Open Faced</text:p>
          </table:table-cell>
          <table:table-cell table:style-name="Tabelle8.A1" office:value-type="string">
            <text:p text:style-name="P14"/>
          </table:table-cell>
          <table:table-cell table:style-name="Tabelle8.A1" office:value-type="string">
            <text:p text:style-name="P14"/>
          </table:table-cell>
          <table:table-cell table:style-name="Tabelle8.A1" office:value-type="string">
            <text:p text:style-name="P14"/>
          </table:table-cell>
          <table:table-cell table:style-name="Tabelle8.A1" office:value-type="string">
            <text:p text:style-name="P14"/>
          </table:table-cell>
        </table:table-row>
      </table:table>
      <text:p text:style-name="P13"/>
      <text:h text:style-name="Heading_20_1" text:outline-level="1">Shields</text:h>
      <table:table table:name="Tabelle14" table:style-name="Tabelle14">
        <table:table-column table:style-name="Tabelle14.A"/>
        <table:table-column table:style-name="Tabelle14.B"/>
        <table:table-column table:style-name="Tabelle14.C"/>
        <table:table-column table:style-name="Tabelle14.D"/>
        <table:table-column table:style-name="Tabelle14.E"/>
        <table:table-header-rows>
          <table:table-row>
            <table:table-cell table:style-name="Tabelle14.A1" office:value-type="string">
              <text:p text:style-name="P7"/>
            </table:table-cell>
            <table:table-cell table:style-name="Tabelle14.A1" office:value-type="string">
              <text:p text:style-name="P7">PD</text:p>
            </table:table-cell>
            <table:table-cell table:style-name="Tabelle14.A1" office:value-type="string">
              <text:p text:style-name="P8">Weight</text:p>
            </table:table-cell>
            <table:table-cell table:style-name="Tabelle14.A1" office:value-type="string">
              <text:p text:style-name="P7">Price</text:p>
            </table:table-cell>
            <table:table-cell table:style-name="Tabelle14.A1" office:value-type="string">
              <text:p text:style-name="P7">Notes</text:p>
            </table:table-cell>
          </table:table-row>
        </table:table-header-rows>
        <table:table-row>
          <table:table-cell table:style-name="Tabelle14.A1" office:value-type="string">
            <text:p text:style-name="Standard">Buckler</text:p>
          </table:table-cell>
          <table:table-cell table:style-name="Tabelle14.A1" office:value-type="string">
            <text:p text:style-name="Standard">+1</text:p>
          </table:table-cell>
          <table:table-cell table:style-name="Tabelle14.A1" office:value-type="string">
            <text:p text:style-name="Standard">4</text:p>
          </table:table-cell>
          <table:table-cell table:style-name="Tabelle14.A1" office:value-type="string">
            <text:p text:style-name="Standard"/>
          </table:table-cell>
          <table:table-cell table:style-name="Tabelle14.A1" office:value-type="string">
            <text:p text:style-name="Standard"/>
          </table:table-cell>
        </table:table-row>
        <table:table-row>
          <table:table-cell table:style-name="Tabelle14.A1" office:value-type="string">
            <text:p text:style-name="Standard">Small Shield</text:p>
          </table:table-cell>
          <table:table-cell table:style-name="Tabelle14.A1" office:value-type="string">
            <text:p text:style-name="Standard">+1</text:p>
          </table:table-cell>
          <table:table-cell table:style-name="Tabelle14.A1" office:value-type="string">
            <text:p text:style-name="Standard">8</text:p>
          </table:table-cell>
          <table:table-cell table:style-name="Tabelle14.A1" office:value-type="string">
            <text:p text:style-name="Standard"/>
          </table:table-cell>
          <table:table-cell table:style-name="Tabelle14.A1" office:value-type="string">
            <text:p text:style-name="Standard"/>
          </table:table-cell>
        </table:table-row>
        <table:table-row>
          <table:table-cell table:style-name="Tabelle14.A1" office:value-type="string">
            <text:p text:style-name="Standard">Medium Shied</text:p>
          </table:table-cell>
          <table:table-cell table:style-name="Tabelle14.A1" office:value-type="string">
            <text:p text:style-name="Standard">+2</text:p>
          </table:table-cell>
          <table:table-cell table:style-name="Tabelle14.A1" office:value-type="string">
            <text:p text:style-name="Standard">15</text:p>
          </table:table-cell>
          <table:table-cell table:style-name="Tabelle14.A1" office:value-type="string">
            <text:p text:style-name="Standard"/>
          </table:table-cell>
          <table:table-cell table:style-name="Tabelle14.A1" office:value-type="string">
            <text:p text:style-name="Standard"/>
          </table:table-cell>
        </table:table-row>
        <table:table-row>
          <table:table-cell table:style-name="Tabelle14.A1" office:value-type="string">
            <text:p text:style-name="Standard">Large Shield</text:p>
          </table:table-cell>
          <table:table-cell table:style-name="Tabelle14.A1" office:value-type="string">
            <text:p text:style-name="Standard">+3</text:p>
          </table:table-cell>
          <table:table-cell table:style-name="Tabelle14.A1" office:value-type="string">
            <text:p text:style-name="Standard">25</text:p>
          </table:table-cell>
          <table:table-cell table:style-name="Tabelle14.A1" office:value-type="string">
            <text:p text:style-name="Standard"/>
          </table:table-cell>
          <table:table-cell table:style-name="Tabelle14.A1" office:value-type="string">
            <text:p text:style-name="Standard"/>
          </table:table-cell>
        </table:table-row>
        <table:table-row>
          <table:table-cell table:style-name="Tabelle14.A1" office:value-type="string">
            <text:p text:style-name="Standard">Tower Shield</text:p>
          </table:table-cell>
          <table:table-cell table:style-name="Tabelle14.A1" office:value-type="string">
            <text:p text:style-name="Standard">+4</text:p>
          </table:table-cell>
          <table:table-cell table:style-name="Tabelle14.A1" office:value-type="string">
            <text:p text:style-name="Standard">40</text:p>
          </table:table-cell>
          <table:table-cell table:style-name="Tabelle14.A1" office:value-type="string">
            <text:p text:style-name="Standard"/>
          </table:table-cell>
          <table:table-cell table:style-name="Tabelle14.A1" office:value-type="string">
            <text:p text:style-name="Standard"/>
          </table:table-cell>
        </table:table-row>
      </table:table>
      <text:p text:style-name="P13"/>
      <text:p text:style-name="P15">Handweapons</text:p>
      <text:p text:style-name="P16">DamPrice</text:p>
      <text:p text:style-name="P17">Small Knifeswing-3 cut30</text:p>
      <text:p text:style-name="P17">thrust-1 imp</text:p>
      <text:p text:style-name="P17">Large Knifeswing-2 cut40</text:p>
      <text:p text:style-name="P17">thrust-1 imp</text:p>
      <text:p text:style-name="P17">Smallswordswing cut400</text:p>
      <text:p text:style-name="P17">thrust imp</text:p>
      <text:p text:style-name="P17">Broadswordswing+1 cut500</text:p>
      <text:p text:style-name="P17">thrust+2 imp</text:p>
      <text:p text:style-name="P17">Bastardswordswing+2 cut650</text:p>
      <text:p text:style-name="P17">thrust+3 imp</text:p>
      <text:p text:style-name="P17">Greatswordswing+3 cut900</text:p>
      <text:p text:style-name="P17">thrust+3 imp </text:p>
      <text:p text:style-name="P15"/>
      <text:p text:style-name="P15">Missile Weapons</text:p>
      <text:p text:style-name="P16">DamAcc</text:p>
      <text:p text:style-name="P17">Short Bowthrust imp150</text:p>
      <text:p text:style-name="P17">Regular Bowthrust+1 imp2100</text:p>
      <text:p text:style-name="P17">Long Bowthrust+2 imp3200</text:p>
      <text:p text:style-name="P17">Composite Bowthrust+3 imp3500</text:p>
      <text:p text:style-name="P18"/>
      <text:p text:style-name="P18">Improvments</text:p>
      <text:p text:style-name="P19"><text:tab/>Mundane <text:tab/>price <text:tab/>Price of magic</text:p>
      <text:p text:style-name="P20"><text:tab/>Damage +1<text:tab/>price x4<text:tab/>3.000</text:p>
      <text:p text:style-name="P20"><text:tab/>Damage +2<text:tab/>price x10<text:tab/>10.000</text:p>
      <text:p text:style-name="P20"><text:tab/>Damage +3<text:tab/>price x20<text:tab/>50.000</text:p>
      <text:p text:style-name="P20"><text:tab/>Damage +4<text:tab/>n/a<text:tab/>100.000</text:p>
      <text:p text:style-name="P20"><text:tab/>Damage +5<text:tab/>n/a<text:tab/>250.000</text:p>
      <text:p text:style-name="P21">Lighten 10%price x21.000</text:p>
      <text:p text:style-name="P20">Lighten 25%price x54.000</text:p>
      <text:p text:style-name="P20">Lighten 50%price x1012.000</text:p>
      <text:p text:style-name="P20">Lighten 75%n/a50.000</text:p>
      <text:p text:style-name="P21">DR +1price x21.000</text:p>
      <text:p text:style-name="P20">DR +2price x53.000</text:p>
      <text:p text:style-name="P20">DR +3price x1010.000</text:p>
      <text:p text:style-name="P20">DR +4n/a25.000</text:p>
      <text:p text:style-name="P20">DR +5n/a75.000</text:p>
      <text:p text:style-name="P21">Skill +1price x32.000</text:p>
      <text:p text:style-name="P20">Skill +2n/a15.000</text:p>
      <text:p text:style-name="P20">Skill +3n/a50.000</text:p>
      <text:p text:style-name="P20">Skill +4n/a200.000</text:p>
      <text:p text:style-name="P20">Skill +5n/a300.000</text:p>
      <text:p text:style-name="P21">Parry, Block, PD +1price x53.000</text:p>
      <text:p text:style-name="P20">Parry, Block, PD +2n/a10.000</text:p>
      <text:p text:style-name="P20">Parry, Block, PD +3n/a75.000</text:p>
      <text:p text:style-name="P20">Parry, Block, PD +4n/a200.000</text:p>
      <text:p text:style-name="P20">Parry, Block, PD +5n/a500.000</text:p>
      <text:p text:style-name="P21">Accuraccy +1price x51.500</text:p>
      <text:p text:style-name="P20">Accuraccy +2price x105.000</text:p>
      <text:p text:style-name="P20">Accuraccy +3n/a20.000</text:p>
      <text:p text:style-name="P20">Accuraccy +4n/a75.000</text:p>
      <text:p text:style-name="P20">Accuraccy +5n/a200.000 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Verdana" svg:font-family="Verdana"/>
    <style:font-face style:name="Verdana2" svg:font-family="Verdana, Verdana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rebuchet MS1" svg:font-family="'Trebuchet MS'" style:font-adornments="Fett" style:font-family-generic="swiss" style:font-pitch="variable"/>
    <style:font-face style:name="Trebuchet MS" svg:font-family="'Trebuchet MS'" style:font-adornments="Standard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cm" fo:margin-bottom="0.3cm" fo:padding="0cm" fo:border-left="none" fo:border-right="none" fo:border-top="none" fo:border-bottom="0.088cm solid #000080" style:shadow="none"/>
      <style:text-properties fo:color="#000080" style:text-outline="false" style:font-name="Verdana1" fo:font-size="18pt" fo:text-shadow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margin-top="0.499cm" fo:margin-bottom="0.101cm" fo:text-indent="0cm" style:auto-text-indent="false" fo:padding="0cm" fo:border-left="none" fo:border-right="none" fo:border-top="none" fo:border-bottom="0.002cm solid #000000" style:shadow="none"/>
      <style:text-properties fo:color="#000080" style:font-name="Trebuchet MS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cm" fo:margin-right="0cm" fo:margin-top="0cm" fo:margin-bottom="0cm" fo:text-indent="0cm" style:auto-text-indent="false" style:shadow="none"/>
      <style:text-properties fo:color="#000080" style:font-name="Trebuchet MS1"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Verdana2" fo:font-size="12pt" style:font-name-asian="Verdana2" style:font-size-asian="12pt" style:font-name-complex="Verdana2" style:font-size-complex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4-15T12:16:27</meta:creation-date>
    <dc:date>2006-08-14T13:00:38</dc:date>
    <dc:language>de-DE</dc:language>
    <meta:editing-cycles>23</meta:editing-cycles>
    <meta:editing-duration>PT9H12M49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3" meta:paragraph-count="138" meta:word-count="419" meta:character-count="2177"/>
  </office:meta>
</office:document-meta>
</file>